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7">
            <text:p>37</text:p>
          </table:table-cell>
        </table:table-row>
        <table:table-row table:style-name="ro1">
          <table:table-cell office:value-type="string">
            <text:p>Error Handling</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ttt_aus.xls</text:p>
          </table:table-cell>
          <table:table-cell table:style-name="ce8" office:value-type="float" office:value="8">
            <text:p>8</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Agence_2006-2-OLD.XLS</text:p>
          </table:table-cell>
          <table:table-cell table:style-name="ce8" office:value-type="float" office:value="6">
            <text:p>6</text:p>
          </table:table-cell>
        </table:table-row>
        <table:table-row table:style-name="ro1">
          <table:table-cell office:value-type="string">
            <text:p>Application.SendKeys</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Range.Insert</text:p>
          </table:table-cell>
          <table:table-cell office:value-type="float" office:value="2">
            <text:p>2</text:p>
          </table:table-cell>
          <table:table-cell/>
          <table:table-cell table:style-name="ce4" office:value-type="string">
            <text:p>Robert Vojta </text:p>
          </table:table-cell>
          <table:table-cell table:style-name="ce8" office:value-type="float" office:value="5">
            <text:p>5</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bug-226426_Bi-Wheeler Solutions_Trichur.xls</text:p>
          </table:table-cell>
          <table:table-cell table:style-name="ce8" office:value-type="float" office:value="5">
            <text:p>5</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text:s/>Auto_2006_AK.XLS</text:p>
          </table:table-cell>
          <table:table-cell table:style-name="ce8" office:value-type="float" office:value="1">
            <text:p>1</text:p>
          </table:table-cell>
        </table:table-row>
        <table:table-row table:style-name="ro1">
          <table:table-cell office:value-type="string">
            <text:p>#If...Then...#Else Directive</text:p>
          </table:table-cell>
          <table:table-cell office:value-type="float" office:value="2">
            <text:p>2</text:p>
          </table:table-cell>
          <table:table-cell/>
          <table:table-cell table:style-name="ce5" office:value-type="string">
            <text:p>Total Result</text:p>
          </table:table-cell>
          <table:table-cell table:style-name="ce9" office:value-type="float" office:value="195">
            <text:p>195</text:p>
          </table:table-cell>
        </table:table-row>
        <table:table-row table:style-name="ro1">
          <table:table-cell office:value-type="string">
            <text:p>default param assignment</text:p>
          </table:table-cell>
          <table:table-cell office:value-type="float" office:value="2">
            <text:p>2</text:p>
          </table:table-cell>
          <table:table-cell table:number-columns-repeated="3"/>
        </table:table-row>
        <table:table-row table:style-name="ro1">
          <table:table-cell office:value-type="string">
            <text:p>Shape object</text:p>
          </table:table-cell>
          <table:table-cell office:value-type="float" office:value="2">
            <text:p>2</text:p>
          </table:table-cell>
          <table:table-cell table:number-columns-repeated="3"/>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Range.Validation</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AutoFill</text:p>
          </table:table-cell>
          <table:table-cell office:value-type="float" office:value="1">
            <text:p>1</text:p>
          </table:table-cell>
          <table:table-cell table:number-columns-repeated="3"/>
        </table:table-row>
        <table:table-row table:style-name="ro1">
          <table:table-cell office:value-type="string">
            <text:p>Range.AutoFilter</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ormulaR1C1</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PrintOut</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DDETerminate</text:p>
          </table:table-cell>
          <table:table-cell office:value-type="float" office:value="1">
            <text:p>1</text:p>
          </table:table-cell>
          <table:table-cell table:number-columns-repeated="3"/>
        </table:table-row>
        <table:table-row table:style-name="ro1">
          <table:table-cell office:value-type="string">
            <text:p>Application.DDEinitiate</text:p>
          </table:table-cell>
          <table:table-cell office:value-type="float" office:value="1">
            <text:p>1</text:p>
          </table:table-cell>
          <table:table-cell table:number-columns-repeated="3"/>
        </table:table-row>
        <table:table-row table:style-name="ro1">
          <table:table-cell office:value-type="string">
            <text:p>Application.DDEExecut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tiveWindow.ScrollWorkbookTab</text:p>
          </table:table-cell>
          <table:table-cell office:value-type="float" office:value="1">
            <text:p>1</text:p>
          </table:table-cell>
          <table:table-cell table:number-columns-repeated="3"/>
        </table:table-row>
        <table:table-row table:style-name="ro1">
          <table:table-cell office:value-type="string">
            <text:p>accent in macro name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NOT precedenc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Interaction.AppActivate</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96">
            <text:p>196</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2">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2">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2">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Error Handling</text:p>
          </table:table-cell>
          <table:table-cell table:style-name="ce15" office:value-type="string">
            <text:p>AIRMatrix_-_Dept160.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2">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2">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5"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PalyUrlap_V2561-060727-1800.xls </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2">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3">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2">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cell table:number-columns-repeated="3"/>
        </table:table-row>
        <table:table-row table:style-name="ro1">
          <table:table-cell office:value-type="string">
            <text:p>Range.Insert</text:p>
          </table:table-cell>
          <table:table-cell office:value-type="string">
            <text:p>Agence_2006-2-OLD.XLS</text:p>
          </table:table-cell>
          <table:table-cell/>
          <table:table-cell office:value-type="string">
            <text:p>Range.Insert</text:p>
          </table:table-cell>
          <table:table-cell table:number-columns-repeated="4"/>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utoFill</text:p>
          </table:table-cell>
          <table:table-cell office:value-type="string">
            <text:p>Agence_2006-2-OLD.XLS</text:p>
          </table:table-cell>
          <table:table-cell/>
          <table:table-cell office:value-type="string">
            <text:p>Range.AutoFill</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3">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2">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2">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2">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2">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2">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Error Handling</text:p>
          </table:table-cell>
          <table:table-cell table:style-name="ce15" office:value-type="string">
            <text:p>ttt_aus.xls</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2">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2">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row table:style-name="ro1">
          <table:table-cell office:value-type="string">
            <text:p>ActiveWindow.ScrollWorkbookTab</text:p>
          </table:table-cell>
          <table:table-cell office:value-type="string">
            <text:p>bug-226426_Bi-Wheeler Solutions_Trichur.xls</text:p>
          </table:table-cell>
          <table:table-cell/>
          <table:table-cell office:value-type="string">
            <text:p>ActiveWindow.ScrollWorkbookTab</text:p>
          </table:table-cell>
          <table:table-cell office:value-type="string">
            <text:p>Scrolls through the workbook tabs at the bottom of the window. Doesn't affect the active sheet in the workbook</text:p>
          </table:table-cell>
          <table:table-cell table:number-columns-repeated="3"/>
        </table:table-row>
        <table:table-row table:style-name="ro1">
          <table:table-cell office:value-type="string">
            <text:p>Range.PrintOut</text:p>
          </table:table-cell>
          <table:table-cell office:value-type="string">
            <text:p>bug-226426_Bi-Wheeler Solutions_Trichur.xls</text:p>
          </table:table-cell>
          <table:table-cell/>
          <table:table-cell office:value-type="string">
            <text:p>Range.PrintOut</text:p>
          </table:table-cell>
          <table:table-cell office:value-type="string">
            <text:p>what it says on the box, it prints the range</text:p>
          </table:table-cell>
          <table:table-cell table:number-columns-repeated="3"/>
        </table:table-row>
        <table:table-row table:style-name="ro1">
          <table:table-cell office:value-type="string">
            <text:p>Range.FormulaR1C1</text:p>
          </table:table-cell>
          <table:table-cell office:value-type="string">
            <text:p>bug-226426_Bi-Wheeler Solutions_Trichur.xls</text:p>
          </table:table-cell>
          <table:table-cell/>
          <table:table-cell office:value-type="string">
            <text:p>Range.FormulaR1C1</text:p>
          </table:table-cell>
          <table:table-cell office:value-type="string">
            <text:p>lots of formulas here in R1c1 notation, we either need internal support for formulas in that notation or we need to convert them to ooo format at the get/set methods for the property</text:p>
          </table:table-cell>
          <table:table-cell table:number-columns-repeated="3"/>
        </table:table-row>
        <table:table-row table:style-name="ro1">
          <table:table-cell office:value-type="string">
            <text:p>Range.Validation</text:p>
          </table:table-cell>
          <table:table-cell office:value-type="string">
            <text:p>bug-226426_Bi-Wheeler Solutions_Trichur.xls</text:p>
          </table:table-cell>
          <table:table-cell/>
          <table:table-cell office:value-type="string">
            <text:p>Range.Validation</text:p>
          </table:table-cell>
          <table:table-cell office:value-type="string">
            <text:p>substantial validation support for inputing values for range, something similar exists from ooo ( data-&gt;validity... ) </text:p>
          </table:table-cell>
          <table:table-cell table:number-columns-repeated="3"/>
        </table:table-row>
        <table:table-row table:style-name="ro1">
          <table:table-cell office:value-type="string">
            <text:p>Range.AutoFilter</text:p>
          </table:table-cell>
          <table:table-cell office:value-type="string">
            <text:p>bug-226426_Bi-Wheeler Solutions_Trichur.xls</text:p>
          </table:table-cell>
          <table:table-cell/>
          <table:table-cell office:value-type="string">
            <text:p>Range.AutoFilter</text:p>
          </table:table-cell>
          <table:table-cell office:value-type="string">
            <text:p>Filters a list using the AutoFilter. Variant.</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
      <table:database-ranges>
        <table:database-range table:target-range-address="'Raw Data'.A1:'Raw Data'.B194" table:display-filter-buttons="true"/>
      </table:database-ranges>
      <table:data-pilot-tables>
        <table:data-pilot-table table:name="DataPilot1" table:application-data="" table:target-range-address="Analysis.A3:Analysis.B152" table:buttons="Analysis.A3 Analysis.A5" table:ignore-empty-rows="true">
          <table:source-cell-range table:cell-range-address="'Raw Data'.A1:'Raw Data'.B6016"/>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30" table:buttons="Analysis.D3 Analysis.D5" table:ignore-empty-rows="true">
          <table:source-cell-range table:cell-range-address="'Raw Data'.A1:'Raw Data'.B6016"/>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12-11">11/12/2006</text:date><text:time>17:33: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190$Build-9079</meta:generator>
    <meta:initial-creator>Michael Meeks</meta:initial-creator>
    <meta:creation-date>2006-07-04T14:45:53</meta:creation-date>
    <dc:creator>Noel Power</dc:creator>
    <dc:date>2006-12-11T17:33:58</dc:date>
    <dc:language>en-GB</dc:language>
    <meta:editing-cycles>118</meta:editing-cycles>
    <meta:editing-duration>P2DT15H41M46S</meta:editing-duration>
    <meta:user-defined meta:name="Info 1"/>
    <meta:user-defined meta:name="Info 2"/>
    <meta:user-defined meta:name="Info 3"/>
    <meta:user-defined meta:name="Info 4"/>
    <meta:document-statistic meta:table-count="3" meta:cell-count="1157"/>
  </office:meta>
</office:document-meta>
</file>